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9">
            <text:p>GX-27229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470.0">
            <text:p>470.0</text:p>
          </table:table-cell>
          <table:table-cell office:value-type="float" office:value="40.0">
            <text:p>40.0</text:p>
          </table:table-cell>
          <table:table-cell office:value-type="string" office:value="Partially buried B2-m long log">
            <text:p>Partially buried B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5">
            <text:p>-0.575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8">
            <text:p>GX-27228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270.0">
            <text:p>270.0</text:p>
          </table:table-cell>
          <table:table-cell office:value-type="float" office:value="40.0">
            <text:p>40.0</text:p>
          </table:table-cell>
          <table:table-cell office:value-type="string" office:value="Partially buried root section of log">
            <text:p>Partially buried root section of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5">
            <text:p>-0.575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7">
            <text:p>GX-27227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540.0">
            <text:p>540.0</text:p>
          </table:table-cell>
          <table:table-cell office:value-type="float" office:value="50.0">
            <text:p>5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5000000000000133">
            <text:p>0.025000000000000133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